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Arial1" svg:font-family="Arial" style:font-family-generic="swiss"/>
    <style:font-face style:name="Calibri" svg:font-family="Calibri" style:font-family-generic="swiss"/>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top="0in" fo:margin-bottom="0.139in" fo:line-height="115%"/>
      <style:text-properties fo:font-size="11pt" fo:language="en" fo:country="none" style:font-size-asian="11pt" style:font-size-complex="11pt"/>
    </style:style>
    <style:style style:name="P2" style:family="paragraph" style:parent-style-name="Standard">
      <style:paragraph-properties fo:margin-top="0in" fo:margin-bottom="0.139in" fo:line-height="115%"/>
      <style:text-properties fo:font-size="11pt" fo:language="en" fo:country="none"/>
    </style:style>
    <style:style style:name="P3" style:family="paragraph" style:parent-style-name="Standard">
      <style:paragraph-properties fo:margin-top="0in" fo:margin-bottom="0.139in" fo:line-height="115%"/>
    </style:style>
    <style:style style:name="P4" style:family="paragraph" style:parent-style-name="Standard">
      <style:paragraph-properties fo:margin-top="0in" fo:margin-bottom="0.139in" fo:line-height="115%" fo:padding-left="0in" fo:padding-right="0in" fo:padding-top="0in" fo:padding-bottom="0.0291in" fo:border-left="none" fo:border-right="none" fo:border-top="none" fo:border-bottom="0.0008in solid #000000"/>
      <style:text-properties fo:font-size="11pt" fo:language="en" fo:country="none"/>
    </style:style>
    <style:style style:name="P5" style:family="paragraph" style:parent-style-name="Standard">
      <style:paragraph-properties fo:margin-top="0in" fo:margin-bottom="0.139in" fo:line-height="115%" fo:padding-left="0in" fo:padding-right="0in" fo:padding-top="0in" fo:padding-bottom="0.0291in" fo:border-left="none" fo:border-right="none" fo:border-top="none" fo:border-bottom="0.0008in solid #000000"/>
    </style:style>
    <style:style style:name="P6" style:family="paragraph" style:parent-style-name="Standard" style:master-page-name="Standard">
      <style:paragraph-properties fo:margin-top="0in" fo:margin-bottom="0.139in" fo:line-height="115%" style:page-number="auto"/>
      <style:text-properties fo:font-size="11pt" fo:language="en" fo:country="none" style:font-size-asian="11pt" style:font-size-complex="11pt"/>
    </style:style>
    <style:style style:name="P7" style:family="paragraph" style:parent-style-name="Standard">
      <style:paragraph-properties fo:margin-top="0in" fo:margin-bottom="0.139in" fo:line-height="115%"/>
      <style:text-properties fo:font-size="11pt" fo:language="en" fo:country="none" style:font-size-asian="11pt" style:font-size-complex="11pt"/>
    </style:style>
    <style:style style:name="P8" style:family="paragraph" style:parent-style-name="Standard" style:list-style-name="RTF_5f_Num_20_3">
      <style:paragraph-properties fo:margin-left="0in" fo:margin-right="0in" fo:margin-top="0in" fo:margin-bottom="0.139in" fo:line-height="115%" fo:text-indent="0in" style:auto-text-indent="false">
        <style:tab-stops/>
      </style:paragraph-properties>
    </style:style>
    <style:style style:name="T1" style:family="text">
      <style:text-properties fo:font-size="11pt" fo:language="en" fo:country="none"/>
    </style:style>
    <style:style style:name="T2" style:family="text">
      <style:text-properties fo:font-size="11pt" fo:language="en" fo:country="none" style:font-size-asian="11pt" style:font-size-complex="11pt"/>
    </style:style>
    <style:style style:name="T3" style:family="text">
      <style:text-properties style:use-window-font-color="true" fo:font-size="11pt" fo:language="en" fo:country="none" style:text-underline-style="none" style:font-size-asian="11pt" style:language-asian="zxx" style:country-asian="none" style:font-size-complex="11pt"/>
    </style:style>
    <style:style style:name="T4" style:family="text">
      <style:text-properties fo:color="#000080" fo:language="zxx" fo:country="none" style:text-underline-style="solid" style:text-underline-width="auto" style:text-underline-color="font-color" style:language-asian="zxx" style:country-asian="none"/>
    </style:style>
    <style:style style:name="T5" style:family="text">
      <style:text-properties style:font-size-asian="11pt" style:font-size-complex="11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 text:c="59"/><text:span text:style-name="T8">Interview Questions</text:span></text:p>
      <text:p text:style-name="P1">1)what is application network?</text:p>
      <text:p text:style-name="P1">a)The connection of applications, data and devices through apis and expose those data and assets on a network. So other customers can use those assets.</text:p>
      <text:p text:style-name="P1">So, the application netwrk involves developing reusable assets and establishing connection between those assets<text:tab/><text:tab/></text:p>
      <text:p text:style-name="P1">2)What is API LED connectivity?</text:p>
      <text:p text:style-name="P1">a)API led connectivity data and apllications through API's(REsusableand purposeful).</text:p>
      <text:p text:style-name="P1">The API led approch to integration increases spped and productivity.</text:p>
      <text:p text:style-name="P1">The API led connectivivty fall into three categories:</text:p>
      <text:p text:style-name="P1">1)System Api: These usually acess the core sysytem of records connected to databases. the uusers can access these data by using methoda like Get post delete</text:p>
      <text:p text:style-name="P1">2)Proces Api: The process APi is responsible for shaping the data by arranging various data from different system aPIs. <text:s/>The main purpose of this api is to encapsulate the business processes.</text:p>
      <text:p text:style-name="P1">It consisits of common business logic </text:p>
      <text:p text:style-name="P1">3)Experinece api: The experience layer consists of Transformation logic fot r transformation of <text:s/>data</text:p>
      <text:p text:style-name="P1">Advantages:</text:p>
      <text:p text:style-name="P1">-Automation</text:p>
      <text:p text:style-name="P1">-Global expansion of business</text:p>
      <text:p text:style-name="P1">-Resuablity</text:p>
      <text:p text:style-name="P1">3)What is An API?</text:p>
      <text:p text:style-name="P1">a)Application program interface</text:p>
      <text:p text:style-name="P1">It provides information for how to communicte with software component<text:tab/></text:p>
      <text:p text:style-name="P1">4)APi proxy?</text:p>
      <text:p text:style-name="P1">a)An application that controls access to web service and restrictiing tha access</text:p>
      <text:p text:style-name="P1">5)What is webservice?</text:p>
      <text:p text:style-name="P1"><text:soft-page-break/>a) a web service is a sofware that allows communication betwwen two applications to exchange data over the internet</text:p>
      <text:p text:style-name="P1">two types of web service:</text:p>
      <text:p text:style-name="P1">1)SOAP :</text:p>
      <text:p text:style-name="P1">-Simple object access protocol</text:p>
      <text:p text:style-name="P1">-Xml based messaging protocol</text:p>
      <text:p text:style-name="P1">-communication protocol designed to communicate via internet and it provides data transport for webservices</text:p>
      <text:p text:style-name="P1">2)REST</text:p>
      <text:p text:style-name="P1">-rest architecture based web services. in rest architecture everything is aresource.</text:p>
      <text:p text:style-name="P1">-Rest webservices are light weight, and used to create apis for web based applications</text:p>
      <text:p text:style-name="P1">-Rest uses only http protocol</text:p>
      <text:p text:style-name="P1">-Res t produces human readble data</text:p>
      <text:p text:style-name="P1">6)Rest ful web service methods</text:p>
      <text:p text:style-name="P1">a)Get, Post, Delete, Patch, Put <text:s/><text:tab/><text:tab/></text:p>
      <text:p text:style-name="P1">7)JSON:</text:p>
      <text:p text:style-name="P1">-java script object notation used for storing and exchaning data</text:p>
      <text:p text:style-name="P1">JOSN vs XXML:</text:p>
      <text:p text:style-name="P1">-Both are used to get data from web browser</text:p>
      <text:p text:style-name="P1">-Json doesnt use end tag</text:p>
      <text:p text:style-name="P1">=json use arrays</text:p>
      <text:p text:style-name="P1">-Xml parsed with xml browser but json cant parse with javascript function<text:tab/></text:p>
      <text:p text:style-name="P1">8)APi documentation:</text:p>
      <text:p text:style-name="P1">-the api documentation contains all possible resources how to get access to api and more</text:p>
      <text:p text:style-name="P1">9)postman:</text:p>
      <text:p text:style-name="P1">-postman is powerful tool for performing integration testing to your <text:s/>api</text:p>
      <text:p text:style-name="P1"><text:soft-page-break/>10)unsecured api calls:<text:tab/></text:p>
      <text:p text:style-name="P1">- the api may be public and requires no authentication.</text:p>
      <text:p text:style-name="P1">11)secured api:</text:p>
      <text:p text:style-name="P1">-require authentication</text:p>
      <text:p text:style-name="P1">12)make calls to api</text:p>
      <text:p text:style-name="P1">-using get post put calls</text:p>
      <text:p text:style-name="P1">-use arc to make calls to an unsecured api</text:p>
      <text:p text:style-name="P1">-use api console</text:p>
      <text:p text:style-name="P1">13)mule event:</text:p>
      <text:p text:style-name="P1">a) a mule evemt comtains core information processed by time.. mule events are immutable when we change the instance it results in creating new instance</text:p>
      <text:p text:style-name="P1">mule evnt consists of a)attributes, payload, variables</text:p>
      <text:p text:style-name="P1">14)API portal:</text:p>
      <text:p text:style-name="P1">A)aPi poratla is the bridge between api providers and api consumers that provide info abput api at every stage of api life cycyle.it allowas prociders to expose thier apis and allows consumers to use that apis..api portal can be shared with both internal and external users.</text:p>
      <text:p text:style-name="P1">15)add api to anypoint exchange:</text:p>
      <text:p text:style-name="P1">a)api version v1<text:tab/></text:p>
      <text:p text:style-name="P1">1)variables in mule 4?</text:p>
      <text:p text:style-name="P1">a)variablrs are used to store pre event mule values. <text:s/>we ca store current msg using message keyword., current message payload using payload keyword, current msg attributes using attributes keyword.</text:p>
      <text:p text:style-name="P1">create variablrs:</text:p>
      <text:p text:style-name="P1">using set varible component, using the data weave transform component, using scripting component.. we can remve/ delete variable remove variable component</text:p>
      <text:p text:style-name="P1">vars keyworfd is used to access the variables..if variable name is ajy, we can access it using vars. ajay keyword.</text:p>
      <text:p text:style-name="P1">2) different approches to api design</text:p>
      <text:p text:style-name="P1"><text:soft-page-break/>a)raml, api blue print, hand coding, open api spec</text:p>
      <text:p text:style-name="P1">3)RAML</text:p>
      <text:p text:style-name="P1">--Restful api mideling language use dfor dscribing restful apis. it is a type of language which is readble by both humans and computers.</text:p>
      <text:p text:style-name="P1">Raml structure:</text:p>
      <text:p text:style-name="P1">root-- #%RAML 1.0</text:p>
      <text:p text:style-name="P1">title: e-BookMobile API</text:p>
      <text:p text:style-name="P3"><text:span text:style-name="T2">baseUri: </text:span><text:a xlink:type="simple" xlink:href="http://api.e-bookmobile.com/%7Bversion%7D" text:style-name="Internet_20_link" text:visited-style-name="Visited_20_Internet_20_Link"><text:span text:style-name="T3">http://api.e-bookmobile.com/{version}</text:span></text:a> <text:s text:c="2"/></text:p>
      <text:p text:style-name="P1">version: v1</text:p>
      <text:p text:style-name="P1">Reources--resources are bregin with /..and a collection of records..resource is the name given to particular library of data</text:p>
      <text:p text:style-name="P1">exampl---/author:</text:p>
      <text:p text:style-name="P1"><text:s text:c="20"/>/books..</text:p>
      <text:p text:style-name="P1">nested resource: <text:s/>the resource with in a resiurce or subset of resource</text:p>
      <text:p text:style-name="P1">ex:;; / author:</text:p>
      <text:p text:style-name="P1"><text:s text:c="10"/>/{author anme}:</text:p>
      <text:p text:style-name="P1">methods: GeT, put , post, delete</text:p>
      <text:p text:style-name="P1">3)uri params: uri parameters are used to identify a specific resource in raml code</text:p>
      <text:p text:style-name="P1">4)query params: which are attachedat the end of uri</text:p>
      <text:p text:style-name="P1">---qe use api console and mocking serviceto run a live simulation.</text:p>
      <text:p text:style-name="P1">--we test the api by <text:s/>turning on the mocking serivice and it generates url to the raml code</text:p>
      <text:p text:style-name="P1">16)Sharing an Apis:</text:p>
      <text:p text:style-name="P1">a)we can share api through any point exchange</text:p>
      <text:p text:style-name="P1">---we can share internal users through private exchange</text:p>
      <text:p text:style-name="P1">---we can share api to external users through public portal</text:p>
      <text:p text:style-name="P1">17)what is anypoint platform?</text:p>
      <text:p text:style-name="P1"><text:soft-page-break/>a)</text:p>
      <text:p text:style-name="P1">18)aanypoint sudio</text:p>
      <text:p text:style-name="P1">a)aps is a ide for designing and testing mule apps</text:p>
      <text:p text:style-name="P1">19)mule event</text:p>
      <text:p text:style-name="P1">A)mule event contains core information processed by run time<text:tab/>.. mule events are immutable.. so when we try to change in mule event. it simply creates a new instance</text:p>
      <text:p text:style-name="P1"><text:s text:c="13"/>mule event contains; payload , attributes, variables</text:p>
      <text:p text:style-name="P1">attrubutes have meta data contains in msg header</text:p>
      <text:p text:style-name="P1">payload contains core info of msg the app or data processes</text:p>
      <text:p text:style-name="P1">20)over view of anypoint studio:</text:p>
      <text:p text:style-name="P1">a)ackage expoler, mule pallete, console, canvas</text:p>
      <text:p text:style-name="P1">21)mule event processors:</text:p>
      <text:p text:style-name="P1">a)it transforms , fiilter and process the event</text:p>
      <text:p text:style-name="P1">----m unit is used for automated testing</text:p>
      <text:p text:style-name="P1">22)Http listner </text:p>
      <text:p text:style-name="P1">A)http listener at end point used to recieve requests and requests the flow</text:p>
      <text:p text:style-name="P1">23)transform data in mule:</text:p>
      <text:p text:style-name="P1">a)data weave is the mule own language used t transform data..in anypoint studio we use transform message cmponent and data weave visulal mapper for transformation pocess </text:p>
      <text:p text:style-name="P3">24)deployment ofmule applications:</text:p>
      <text:p text:style-name="P3">a)mule applications deployed to</text:p>
      <text:p text:style-name="P3">---any point studio</text:p>
      <text:p text:style-name="P3">---cloud hub</text:p>
      <text:p text:style-name="P3">---customer hosted mule run times</text:p>
      <text:p text:style-name="P3">---we can deploy to cloud hub using</text:p>
      <text:p text:style-name="P3"><text:s text:c="3"/>1.run time manager</text:p>
      <text:p text:style-name="P3"><text:soft-page-break/><text:s text:c="2"/>2.any point studio</text:p>
      <text:p text:style-name="P3"><text:s text:c="2"/>3.cloud hub api</text:p>
      <text:list xml:id="list6856818273905411009" text:style-name="RTF_5f_Num_20_3">
        <text:list-item>
          <text:p text:style-name="P8">cloud hub cli</text:p>
        </text:list-item>
        <text:list-item>
          <text:p text:style-name="P8">mule <text:s/>maven plug in</text:p>
        </text:list-item>
      </text:list>
      <text:p text:style-name="P3">what is cloud hub?</text:p>
      <text:p text:style-name="P3">Cloud hub is integration platform as as service. Cloud hub enables you to deploy mule appls from any poinrt studio using cloufd hub api or cloud hub command line interface. Cloud hub managed through run time manager in anypoint platform. <text:s/>Cloud hub doesnt need any hard ware to maintin,, highly secutre.</text:p>
      <text:p text:style-name="P3">customer hosted run time:managed by run time manager.can run multiple apps<text:tab/></text:p>
      <text:p text:style-name="P3">in cloud hub design environment is used to develop the a[pplication</text:p>
      <text:p text:style-name="P3">and sand box environment is used to test the applications</text:p>
      <text:p text:style-name="P3">---we can restrict access to apis using policies and service level access.</text:p>
      <text:p text:style-name="P3">---the api gatewaty is used to enforce policies and limit access to apis</text:p>
      <text:p text:style-name="P3"/>
      <text:p text:style-name="P2">21)how yo create mule application?</text:p>
      <text:p text:style-name="P2">a)</text:p>
      <text:p text:style-name="P2">22)debug mule apps using mule debuger</text:p>
      <text:p text:style-name="P2">23)data weave expression language:?</text:p>
      <text:p text:style-name="P2">a)it is a mule transformation langauage used to access and evaluate data in mule event, attributs, payload, variables of mule event</text:p>
      <text:p text:style-name="P2">types of dwe lang:</text:p>
      <text:p text:style-name="P2">--standalone scripts(using graphical editor in transform mesage componenet)</text:p>
      <text:p text:style-name="P2">--Inline expressions(set the values dynamically in mule event represented in ''#[]''</text:p>
      <text:p text:style-name="P2">example: app= <text:tab/>#[app.name],, <text:s/>#[message.payload]</text:p>
      <text:p text:style-name="P2">--we can use operators , conditions in data weave expressions<text:tab/></text:p>
      <text:p text:style-name="P2"><text:soft-page-break/>--WECREATE VARIABLES to strore meta data for <text:s/>mule event..we use mule debugger to see the value of variable..and reference a varible in data weave expression.</text:p>
      <text:p text:style-name="P2">--weuse mule debuugger and add break points to flow to view the event data.</text:p>
      <text:p text:style-name="P2">24)flow:</text:p>
      <text:p text:style-name="P2">a) flow is a collection of mule components..flow can have own error handling startegy</text:p>
      <text:p text:style-name="P2">25)subflow?</text:p>
      <text:p text:style-name="P2">a)breaking the flow into multiple flows ..sub flow cannot have error handling startegy</text:p>
      <text:p text:style-name="P2">---we can create flows and sub flows using <text:s/>scope called flow or sub flow.</text:p>
      <text:p text:style-name="P2">--flow reference componenet is used to pass events to the flow</text:p>
      <text:p text:style-name="P2">--by using flow reference events are passed synchronoulsy</text:p>
      <text:p text:style-name="P2">--flow reference commponenet is also used to reference other flows</text:p>
      <text:p text:style-name="P2">--in application meta data is stored in src/main /resources</text:p>
      <text:p text:style-name="P2">------------------------------CONSUMING WEBSERVICES-----------------------------------------------</text:p>
      <text:p text:style-name="P2">1)Connectors;:</text:p>
      <text:p text:style-name="P2">Connectors are used to make calls to api..a connector is a software that provides connecion between mule flow and external resource.x</text:p>
      <text:p text:style-name="P3"><text:span text:style-name="T1">examplses: </text:span><text:a xlink:type="simple" xlink:href="https://docs.mulesoft.com/connectors/salesforce/salesforce-connector" text:style-name="Internet_20_link" text:visited-style-name="Visited_20_Internet_20_Link"><text:span text:style-name="T4">Salesforce</text:span></text:a>, <text:a xlink:type="simple" xlink:href="https://docs.mulesoft.com/connectors/sap/sap-connector" text:style-name="Internet_20_link" text:visited-style-name="Visited_20_Internet_20_Link"><text:span text:style-name="T4">SAP</text:span></text:a>, <text:a xlink:type="simple" xlink:href="https://docs.mulesoft.com/connectors/amazon/amazon-s3-connector" text:style-name="Internet_20_link" text:visited-style-name="Visited_20_Internet_20_Link"><text:span text:style-name="T4">Amazon S3</text:span></text:a>, <text:a xlink:type="simple" xlink:href="https://docs.mulesoft.com/connectors/db/db-connector-index" text:style-name="Internet_20_link" text:visited-style-name="Visited_20_Internet_20_Link"><text:span text:style-name="T4">Database</text:span></text:a>, <text:a xlink:type="simple" xlink:href="https://docs.mulesoft.com/connectors/http/http-connector" text:style-name="Internet_20_link" text:visited-style-name="Visited_20_Internet_20_Link"><text:span text:style-name="T4">HTTP</text:span></text:a>, <text:a xlink:type="simple" xlink:href="https://docs.mulesoft.com/connectors/netsuite/netsuite-about" text:style-name="Internet_20_link" text:visited-style-name="Visited_20_Internet_20_Link"><text:span text:style-name="T4">NetSuite</text:span></text:a>, <text:a xlink:type="simple" xlink:href="https://docs.mulesoft.com/connectors/workday/workday-connector" text:style-name="Internet_20_link" text:visited-style-name="Visited_20_Internet_20_Link"><text:span text:style-name="T4">Workday</text:span></text:a>, <text:a xlink:type="simple" xlink:href="https://docs.mulesoft.com/connectors/microsoft/microsoft-dynamics-365-connector" text:style-name="Internet_20_link" text:visited-style-name="Visited_20_Internet_20_Link"><text:span text:style-name="T4">Microsoft Dynamics 365</text:span></text:a>, <text:a xlink:type="simple" xlink:href="https://docs.mulesoft.com/connectors/servicenow/servicenow-connector" text:style-name="Internet_20_link" text:visited-style-name="Visited_20_Internet_20_Link"><text:span text:style-name="T4">ServiceNow</text:span></text:a>, <text:a xlink:type="simple" xlink:href="https://docs.mulesoft.com/connectors/mongodb/mongodb-connector" text:style-name="Internet_20_link" text:visited-style-name="Visited_20_Internet_20_Link"><text:span text:style-name="T4">MongoDB</text:span></text:a>, <text:a xlink:type="simple" xlink:href="https://docs.mulesoft.com/connectors/zuora/zuora-connector" text:style-name="Internet_20_link" text:visited-style-name="Visited_20_Internet_20_Link"><text:span text:style-name="T4">Zuora</text:span></text:a>, <text:a xlink:type="simple" xlink:href="https://docs.mulesoft.com/connectors/kafka/kafka-connector" text:style-name="Internet_20_link" text:visited-style-name="Visited_20_Internet_20_Link"><text:span text:style-name="T4">Kafka</text:span></text:a>, <text:a xlink:type="simple" xlink:href="https://docs.mulesoft.com/connectors/amazon/amazon-sqs-connector" text:style-name="Internet_20_link" text:visited-style-name="Visited_20_Internet_20_Link"><text:span text:style-name="T4">Amazon SQS</text:span></text:a>, <text:a xlink:type="simple" xlink:href="https://docs.mulesoft.com/connectors/cassandra/cassandra-connector" text:style-name="Internet_20_link" text:visited-style-name="Visited_20_Internet_20_Link"><text:span text:style-name="T4">Cassandra</text:span></text:a>, <text:a xlink:type="simple" xlink:href="https://docs.mulesoft.com/connectors/amazon/amazon-sns-connector" text:style-name="Internet_20_link" text:visited-style-name="Visited_20_Internet_20_Link"><text:span text:style-name="T4">Amazon SNS</text:span></text:a>, <text:a xlink:type="simple" xlink:href="https://docs.mulesoft.com/connectors/redis/redis-connector" text:style-name="Internet_20_link" text:visited-style-name="Visited_20_Internet_20_Link"><text:span text:style-name="T4">Redis</text:span></text:a>, <text:a xlink:type="simple" xlink:href="https://docs.mulesoft.com/connectors/box/box-connector" text:style-name="Internet_20_link" text:visited-style-name="Visited_20_Internet_20_Link"><text:span text:style-name="T4">Box</text:span></text:a></text:p>
      <text:p text:style-name="P2">2)Modules:</text:p>
      <text:p text:style-name="P2">modules are extensions that awe can use to build mule applications.</text:p>
      <text:p text:style-name="P2">Database, salesforce, sapjava , validataion</text:p>
      <text:p text:style-name="P2">pres installed modules:http database salesforce</text:p>
      <text:p text:style-name="P2">not installed :: sap, slack</text:p>
      <text:p text:style-name="P2">3)Rest connector:</text:p>
      <text:p text:style-name="P2">rest connector is used to send an action to an application uing rest interface<text:tab/></text:p>
      <text:p text:style-name="P2">it is a tool for rstful apis</text:p>
      <text:p text:style-name="P2"><text:soft-page-break/>4)consuming restful webervice:</text:p>
      <text:p text:style-name="P2">we use http connector and its request operation too consume restful web service</text:p>
      <text:p text:style-name="P2">configure global element configuration</text:p>
      <text:p text:style-name="P2">specify any headers, paramaters / uri params to pass the call</text:p>
      <text:p text:style-name="P2">we use http request operation to call restful web service</text:p>
      <text:p text:style-name="P2">5)consuming soap webservice?</text:p>
      <text:p text:style-name="P2">We use web service consumer connector <text:s/>and its consume operation</text:p>
      <text:p text:style-name="P2">configure gloabal element configuraton include wsdl (document that describes soap based web services )location</text:p>
      <text:p text:style-name="P2">use consume operation</text:p>
      <text:p text:style-name="P2">select soap operation to invoke</text:p>
      <text:p text:style-name="P4">use transform message com[onent to pass arguments to soap based web services.</text:p>
      <text:p text:style-name="P2">Routers and validators are used to control event flow</text:p>
      <text:p text:style-name="P2">Router:</text:p>
      <text:p text:style-name="P2">router is used to send events or messages to mutliple targets (or )routers splits the message into several segment and passes each segment <text:s/>to different blocks</text:p>
      <text:p text:style-name="P2">Choice router:</text:p>
      <text:p text:style-name="P2">the choice router is used to send events to one targets or route based on condition. The conditions are written with data weave..the choice router choose only one route if no route matches th default route wil be choosed..</text:p>
      <text:p text:style-name="P2">it returns a custom error message if condition is not met.</text:p>
      <text:p text:style-name="P2">We use data weave expression to set the router path</text:p>
      <text:p text:style-name="P2">scatter gather:</text:p>
      <text:p text:style-name="P2">scatter gather is used to send request messages to multiple targets concureently at single time ..if the opearation is succesful in scatter gather operation then it collects responses from all routes <text:tab/>and aggregates them back into single response..</text:p>
      <text:p text:style-name="P4">if the operation fails, then it will throw composite routing exception..</text:p>
      <text:p text:style-name="P2">Validating events:</text:p>
      <text:p text:style-name="P2"><text:soft-page-break/>Validators:</text:p>
      <text:p text:style-name="P2">are used to test the comditions in flow.. for testing we use validation module and select “is true”</text:p>
      <text:p text:style-name="P2"><text:span text:style-name="T5"><text:s/></text:span>operation...it will throw an error when validation fails..</text:p>
      <text:p text:style-name="P4">we use is true operation in validation module to check the condition...</text:p>
      <text:p text:style-name="P2">Error handling in mule:</text:p>
      <text:p text:style-name="P2">1)system error:</text:p>
      <text:p text:style-name="P2">System errors occur when no message is involved ..these errors occurs at system level ..mule use sysytem exception startegy to handle system errors..<text:tab/></text:p>
      <text:p text:style-name="P2">2)messaging error<text:tab/></text:p>
      <text:p text:style-name="P2">the errors occurs at flow level</text:p>
      <text:p text:style-name="P2">they are five startegies to handle sysytem errors:</text:p>
      <text:p text:style-name="P2">1)default exception startegy –adding catch , choice</text:p>
      <text:p text:style-name="P2">2)roll back exception startergy:</text:p>
      <text:p text:style-name="P2">this startegy is used to when there is not possiblle to find exception that occurs in flow..</text:p>
      <text:p text:style-name="P2">manages errors that applicatons cant catch</text:p>
      <text:p text:style-name="P2">3)catch exception starttegy:</text:p>
      <text:p text:style-name="P2">similar to java clatch block </text:p>
      <text:p text:style-name="P2">4)choice exception staretgy:</text:p>
      <text:p text:style-name="P2">catches all exceptions in a parent flow based on mesage content<text:tab/> and checks exception type</text:p>
      <text:p text:style-name="P2">choice excepton stargegy cant be nested and it can contains one or more catch blocks..</text:p>
      <text:p text:style-name="P3"/>
      <text:p text:style-name="P2">Creatn g error handlers: </text:p>
      <text:p text:style-name="P2">Error handlers can be addedto flow</text:p>
      <text:p text:style-name="P2">1)on error continue </text:p>
      <text:p text:style-name="P2">--these error handler can added to the flow where you dont want to stop the flow...it catches the error and doesnt report it as error</text:p>
      <text:p text:style-name="P2"><text:soft-page-break/>2)on error propogate</text:p>
      <text:p text:style-name="P2">works as mule error catch exception startegy ..it is used where you want to stop the flow when exception occurs.</text:p>
      <text:p text:style-name="P2">On error propogate process the error msg and throws it to parent flow</text:p>
      <text:p text:style-name="P2">3)try-catch scope:</text:p>
      <text:p text:style-name="P2">try catch scope used to handle errors with in inner components of mule flow..this try catch scope is used where we want to add a seperate error processing strategy for various componenrts in floww..</text:p>
      <text:p text:style-name="P2">---global error handler is used to handle errors at application level</text:p>
      <text:p text:style-name="P2">some error examples:</text:p>
      <text:p text:style-name="P2">BADREQUEST &lt; BAD RESPOnse, cannot dispatch, invalid wsdl, time out , soap fault..</text:p>
      <text:p text:style-name="P2">Error handling status codes:</text:p>
      <text:p text:style-name="P2">400-bad request</text:p>
      <text:p text:style-name="P2">404:not fund</text:p>
      <text:p text:style-name="P2">405-method not found</text:p>
      <text:p text:style-name="P2">406-not acceptale</text:p>
      <text:p text:style-name="P2">415-unsupported media type</text:p>
      <text:p text:style-name="P4">501-not implemnetd</text:p>
      <text:p text:style-name="P2">data weave errors:</text:p>
      <text:p text:style-name="P2">scripting errors;; when there is wrong in syntax</text:p>
      <text:p text:style-name="P2">formatting erros:</text:p>
      <text:p text:style-name="P2">functions: </text:p>
      <text:p text:style-name="P2">1)map;</text:p>
      <text:p text:style-name="P2">map apllied transforamtion function to each element in array and returns array</text:p>
      <text:p text:style-name="P2">2)map object:</text:p>
      <text:p text:style-name="P2">process both key and values and it returns object</text:p>
      <text:p text:style-name="P2">3)pluck :opposite of map object</text:p>
      <text:p text:style-name="P2"><text:soft-page-break/>4)remove..: </text:p>
      <text:p text:style-name="P2">it returns array where index is removed</text:p>
      <text:p text:style-name="P2">5)concat: concating arrays returns</text:p>
      <text:p text:style-name="P2">6)flatten: if we have an array of arrays..this function flatten it into simple array</text:p>
      <text:p text:style-name="P2">7)reduce</text:p>
      <text:p text:style-name="P2">8)JOIN BY: aray into string</text:p>
      <text:p text:style-name="P2">9)split by: striang into arrays</text:p>
      <text:p text:style-name="P2">9)order by:</text:p>
      <text:p text:style-name="P2">10)group by</text:p>
      <text:p text:style-name="P2">11)Now</text:p>
      <text:p text:style-name="P2">12)ceil and floor<text:tab/></text:p>
      <text:p text:style-name="P4">1#)trim</text:p>
      <text:p text:style-name="P3">Reading and writing files:</text:p>
      <text:p text:style-name="P3">a)there are four connectors with working with files and folders</text:p>
      <text:p text:style-name="P3">--file, ftp, ftps, sftp</text:p>
      <text:p text:style-name="P3">--using file connector module</text:p>
      <text:p text:style-name="P3">--set working directory</text:p>
      <text:p text:style-name="P3">Wwater marks:</text:p>
      <text:p text:style-name="P3">Time stamp stored in each sync and cretrived and compared againest next sync is called water maek</text:p>
      <text:p text:style-name="P3">two types;; automatic and manual</text:p>
      <text:p text:style-name="P3">scheduer:</text:p>
      <text:p text:style-name="P3">scheduler componenet is used to triggrer flow at any time</text:p>
      <text:p text:style-name="P3">JMS:</text:p>
      <text:p text:style-name="P3">Jms is used with apis eanbling the applications to communicate with exchange o <text:soft-page-break/>fmessages...jms connector is used to send and receive messages.</text:p>
      <text:p text:style-name="P3">Two types:</text:p>
      <text:p text:style-name="P3">queueus:</text:p>
      <text:p text:style-name="P3">enables one to one communication.. the sende rsend the msg to ququeu and reciever recieves the msg from ququeu..</text:p>
      <text:p text:style-name="P3">topics:</text:p>
      <text:p text:style-name="P5">one to many</text:p>
      <text:p text:style-name="P3">Processing records:</text:p>
      <text:p text:style-name="P3">for each scope:</text:p>
      <text:p text:style-name="P3">used to split the collection into individual elements and process them iteratively.<text:tab/></text:p>
      <text:p text:style-name="P3">batch processing:</text:p>
      <text:p text:style-name="P3">split the large message into records and process them asynchronously</text:p>
      <text:p text:style-name="P3">batch job contains four phases:</text:p>
      <text:p text:style-name="P3">1)input: used to retrieve the source data using any inbound connector</text:p>
      <text:p text:style-name="P3">2)load and dispatch:splits payload into collection of records,...creates a persistence queue and stores each record in it.<text:tab/></text:p>
      <text:p text:style-name="P3">3)process:records are processed asynchronously</text:p>
      <text:p text:style-name="P3">4)on complete:it stores information such as number of records loaded, stored , failed and succeeded,..it also provides exception details..</text:p>
      <text:p text:style-name="P3">---we can processes records using batch job scope</text:p>
      <text:p text:style-name="P5">---TO AGGREGATE RECIORDS IN GROPUS WE USE BATCH AGGREGATOR</text:p>
      <text:p text:style-name="P3">mule ESB community edition: we can deploy only one project at a time in cloud</text:p>
      <text:p text:style-name="P3">enterprise edition: <text:s/>we can deploy multiple projects at a time in cloud</text:p>
      <text:p text:style-name="P3">RAML is used to define API</text:p>
      <text:p text:style-name="P3"/>
      <text:p text:style-name="P3"><text:soft-page-break/></text:p>
      <text:p text:style-name="P3"/>
      <text:p text:style-name="P3"/>
      <text:p text:style-name="P3"/>
      <text:p text:style-name="P3"/>
      <text:p text:style-name="P3"/>
      <text:p text:style-name="P3"/>
      <text:p text:style-name="P3"/>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Arial1" svg:font-family="Arial" style:font-family-generic="swiss"/>
    <style:font-face style:name="Calibri" svg:font-family="Calibri" style:font-family-generic="swiss"/>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zh" style:country-asian="CN" style:font-name-complex="Calib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alibri" fo:font-size="12pt" fo:language="en" fo:country="US" style:font-name-asian="Calibri" style:font-size-asian="12pt" style:language-asian="en" style:country-asian="US" style:font-name-complex="Calibri"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style:font-size-asian="12pt" style:language-asian="zh" style:country-asian="CN" style:font-name-complex="Microsoft YaHei"/>
    </style:style>
    <style:style style:name="Text_20_body" style:display-name="Text body" style:family="paragraph" style:parent-style-name="Standard" style:class="text">
      <style:paragraph-properties fo:margin-top="0in" fo:margin-bottom="0.0835in"/>
      <style:text-properties style:font-size-asian="12pt" style:language-asian="zh" style:country-asian="CN"/>
    </style:style>
    <style:style style:name="List" style:family="paragraph" style:parent-style-name="Text_20_body" style:class="list">
      <style:text-properties style:font-name-asian="Arial1"/>
    </style:style>
    <style:style style:name="Caption" style:family="paragraph" style:parent-style-name="Standard" style:class="extra">
      <style:paragraph-properties fo:margin-top="0.0835in" fo:margin-bottom="0.0835in"/>
      <style:text-properties fo:font-style="italic" style:font-name-asian="Arial1" style:font-size-asian="12pt" style:language-asian="zh" style:country-asian="CN" style:font-style-asian="italic" style:font-style-complex="italic"/>
    </style:style>
    <style:style style:name="Index" style:family="paragraph" style:parent-style-name="Standard" style:class="index">
      <style:text-properties style:font-name-asian="Arial1" style:font-size-asian="12pt" style:language-asian="zh" style:country-asian="CN"/>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weight-asian="bold" style:font-name-complex="Arial"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text:start-value="4">
        <style:list-level-properties text:space-before="0.25in" text:min-label-width="0.25in"/>
      </text:list-level-style-number>
      <text:list-level-style-number text:level="2" text:style-name="RTF_5f_Num_20_3_20_2" style:num-suffix="." style:num-format="1">
        <style:list-level-properties text:space-before="0.5in" text:min-label-width="0.25in"/>
      </text:list-level-style-number>
      <text:list-level-style-number text:level="3" text:style-name="RTF_5f_Num_20_3_20_3" style:num-suffix="." style:num-format="1">
        <style:list-level-properties text:space-before="0.75in" text:min-label-width="0.25in"/>
      </text:list-level-style-number>
      <text:list-level-style-number text:level="4" text:style-name="RTF_5f_Num_20_3_20_4" style:num-suffix="." style:num-format="1">
        <style:list-level-properties text:space-before="1in" text:min-label-width="0.25in"/>
      </text:list-level-style-number>
      <text:list-level-style-number text:level="5" text:style-name="RTF_5f_Num_20_3_20_5" style:num-suffix="." style:num-format="1">
        <style:list-level-properties text:space-before="1.25in" text:min-label-width="0.25in"/>
      </text:list-level-style-number>
      <text:list-level-style-number text:level="6" text:style-name="RTF_5f_Num_20_3_20_6" style:num-suffix="." style:num-format="1">
        <style:list-level-properties text:space-before="1.5in" text:min-label-width="0.25in"/>
      </text:list-level-style-number>
      <text:list-level-style-number text:level="7" text:style-name="RTF_5f_Num_20_3_20_7" style:num-suffix="." style:num-format="1">
        <style:list-level-properties text:space-before="1.75in" text:min-label-width="0.25in"/>
      </text:list-level-style-number>
      <text:list-level-style-number text:level="8" text:style-name="RTF_5f_Num_20_3_20_8" style:num-suffix="." style:num-format="1">
        <style:list-level-properties text:space-before="2in" text:min-label-width="0.25in"/>
      </text:list-level-style-number>
      <text:list-level-style-number text:level="9" text:style-name="RTF_5f_Num_20_3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11-12T15:37:21.47</dc:date>
    <dc:creator>Nandamudi Ajaykumar</dc:creator>
    <meta:generator>OpenOffice/4.1.6$Win32 OpenOffice.org_project/416m1$Build-9790</meta:generator>
    <meta:editing-duration>PT3M51S</meta:editing-duration>
    <meta:editing-cycles>1</meta:editing-cycles>
    <meta:document-statistic meta:table-count="0" meta:image-count="0" meta:object-count="0" meta:page-count="13" meta:paragraph-count="273" meta:word-count="2252" meta:character-count="14268"/>
  </office:meta>
</office:document-meta>
</file>